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Standard">
      <style:text-properties officeooo:rsid="0072476e" officeooo:paragraph-rsid="0072476e"/>
    </style:style>
    <style:style style:name="P3" style:family="paragraph" style:parent-style-name="Standard">
      <style:paragraph-properties fo:text-align="center" style:justify-single-word="false"/>
      <style:text-properties officeooo:rsid="0082cb69" officeooo:paragraph-rsid="0082cb69"/>
    </style:style>
    <style:style style:name="P4" style:family="paragraph" style:parent-style-name="Table_20_Contents">
      <style:text-properties officeooo:rsid="000e4ca9" officeooo:paragraph-rsid="000e4ca9"/>
    </style:style>
    <style:style style:name="P5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officeooo:paragraph-rsid="0082cb69"/>
    </style:style>
    <style:style style:name="P10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1" style:family="paragraph" style:parent-style-name="Table_20_Contents">
      <style:text-properties officeooo:rsid="007561fd" officeooo:paragraph-rsid="007561fd"/>
    </style:style>
    <style:style style:name="P12" style:family="paragraph" style:parent-style-name="Table_20_Contents">
      <style:paragraph-properties fo:text-align="center" style:justify-single-word="false"/>
      <style:text-properties officeooo:rsid="0082cb69" officeooo:paragraph-rsid="0082cb69"/>
    </style:style>
    <style:style style:name="P13" style:family="paragraph" style:parent-style-name="Table_20_Contents">
      <style:paragraph-properties fo:text-align="center" style:justify-single-word="false"/>
      <style:text-properties officeooo:rsid="0082cb69" officeooo:paragraph-rsid="00836152"/>
    </style:style>
    <style:style style:name="P14" style:family="paragraph" style:parent-style-name="Table_20_Contents">
      <style:text-properties officeooo:rsid="0082cb69" officeooo:paragraph-rsid="0082cb69"/>
    </style:style>
    <style:style style:name="P15" style:family="paragraph" style:parent-style-name="Table_20_Contents">
      <style:text-properties officeooo:rsid="00836152" officeooo:paragraph-rsid="00836152"/>
    </style:style>
    <style:style style:name="P16" style:family="paragraph" style:parent-style-name="Text_20_body">
      <style:text-properties officeooo:rsid="000e4ca9" officeooo:paragraph-rsid="000e4ca9"/>
    </style:style>
    <style:style style:name="P17" style:family="paragraph" style:parent-style-name="Text_20_body">
      <style:text-properties officeooo:rsid="000fb3c7" officeooo:paragraph-rsid="000fb3c7"/>
    </style:style>
    <style:style style:name="P18" style:family="paragraph" style:parent-style-name="Heading_20_1">
      <style:text-properties officeooo:rsid="000e4ca9" officeooo:paragraph-rsid="000e4ca9"/>
    </style:style>
    <style:style style:name="P19" style:family="paragraph" style:parent-style-name="Heading_20_2">
      <style:text-properties officeooo:rsid="000e4ca9" officeooo:paragraph-rsid="000e4ca9"/>
    </style:style>
    <style:style style:name="P20" style:family="paragraph" style:parent-style-name="Preformatted_20_Text">
      <style:text-properties officeooo:rsid="000e4ca9" officeooo:paragraph-rsid="000e4ca9"/>
    </style:style>
    <style:style style:name="P21" style:family="paragraph" style:parent-style-name="Preformatted_20_Text">
      <style:text-properties officeooo:paragraph-rsid="008702f1"/>
    </style:style>
    <style:style style:name="P22" style:family="paragraph" style:parent-style-name="Preformatted_20_Text">
      <style:text-properties officeooo:rsid="008702f1" officeooo:paragraph-rsid="008702f1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officeooo:rsid="0072476e" officeooo:paragraph-rsid="0072476e"/>
    </style:style>
    <style:style style:name="P25" style:family="paragraph" style:parent-style-name="Table_20_Contents">
      <style:paragraph-properties fo:text-align="center" style:justify-single-word="false"/>
      <style:text-properties officeooo:rsid="00859526" officeooo:paragraph-rsid="00859526"/>
    </style:style>
    <style:style style:name="P26" style:family="paragraph" style:parent-style-name="Table_20_Contents">
      <style:text-properties officeooo:rsid="00859526" officeooo:paragraph-rsid="00859526"/>
    </style:style>
    <style:style style:name="P27" style:family="paragraph" style:parent-style-name="Text_20_body">
      <style:text-properties officeooo:rsid="00869ea2" officeooo:paragraph-rsid="00869ea2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officeooo:rsid="0073f535"/>
    </style:style>
    <style:style style:name="T8" style:family="text">
      <style:text-properties officeooo:rsid="007503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702f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5d5c0"/>
    </style:style>
    <style:style style:name="T13" style:family="text">
      <style:text-properties style:font-name="DejaVu Sans" fo:font-size="10pt" officeooo:rsid="0075d5c0" style:font-size-asian="10pt" style:font-size-complex="10pt"/>
    </style:style>
    <style:style style:name="T14" style:family="text">
      <style:text-properties officeooo:rsid="00775b57"/>
    </style:style>
    <style:style style:name="T15" style:family="text">
      <style:text-properties officeooo:rsid="0082cb69"/>
    </style:style>
    <style:style style:name="T16" style:family="text">
      <style:text-properties fo:color="#000000" style:font-name="Liberation Serif" fo:font-size="12pt" fo:font-style="normal" fo:font-weight="normal" officeooo:rsid="0082cb69" style:font-size-asian="12pt" style:font-style-asian="normal" style:font-weight-asian="normal" style:font-size-complex="12pt" style:font-weight-complex="normal"/>
    </style:style>
    <style:style style:name="T17" style:family="text">
      <style:text-properties officeooo:rsid="00836152"/>
    </style:style>
    <style:style style:name="T18" style:family="text">
      <style:text-properties officeooo:rsid="00869ea2"/>
    </style:style>
    <style:style style:name="T19" style:family="text">
      <style:text-properties fo:color="#ffff00" style:font-name="Liberation Mono" fo:font-size="10pt" officeooo:rsid="00869ea2" style:font-name-asian="Noto Sans Mono CJK SC" style:font-size-asian="10pt" style:font-name-complex="Liberation Mono" style:font-size-complex="10pt"/>
    </style:style>
    <style:style style:name="T20" style:family="text">
      <style:text-properties officeooo:rsid="008702f1"/>
    </style:style>
    <style:style style:name="T21" style:family="text">
      <style:text-properties style:font-name="Liberation Mono" fo:font-weight="bold" officeooo:rsid="008702f1" style:font-weight-asian="bold" style:font-weight-complex="bold"/>
    </style:style>
    <style:style style:name="T22" style:family="text">
      <style:text-properties style:font-name="Liberation Mono" fo:font-size="10pt" fo:font-weight="bold" officeooo:rsid="008702f1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8" text:outline-level="1">Introduction</text:h>
      <text:p text:style-name="P16">This blurb is about using QDL’s HTTP module. This modu<text:span text:style-name="T8">l</text:span>e allows you to do basic operations to a website <text:span text:style-name="T8">using the HTTP protocol</text:span>.</text:p>
      <text:h text:style-name="P19" text:outline-level="2">Loading the module</text:h>
      <text:p text:style-name="P16">This is a Java module and is <text:span text:style-name="T8">included in the standard distribution, but is not loaded, so to use it </text:span>load <text:span text:style-name="T8">it</text:span> <text:span text:style-name="T8">by issuing</text:span> </text:p>
      <text:p text:style-name="Preformatted_20_Text"><text:bookmark-start text:name="__DdeLink__283_2369907032"/><text:s text:c="2"/>q := module_load(<text:bookmark-start text:name="__DdeLink__307036_3722714337"/>'edu.uiuc.ncsa.qdl.extensions.http.QDLHTTPLoader','java')<text:bookmark-end text:name="__DdeLink__307036_3722714337"/><text:line-break/> module_import(q)<text:bookmark-end text:name="__DdeLink__283_2369907032"/></text:p>
      <text:p text:style-name="P20">http</text:p>
      <text:p text:style-name="Text_20_body"/>
      <text:p text:style-name="P27">or use jload which does it all in one fell swoop:</text:p>
      <text:p text:style-name="Preformatted_20_Text"><text:s text:c="2"/>jload(info().'lib'.'tools'.'http')</text:p>
      <text:p text:style-name="Preformatted_20_Text">http</text:p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 table:style-name="TableLine94503516513296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Comment</text:p>
          </table:table-cell>
        </table:table-row>
        <table:table-row table:style-name="TableLine94503523717888">
          <table:table-cell table:style-name="Table1.A2" office:value-type="string">
            <text:p text:style-name="P7">close()</text:p>
          </table:table-cell>
          <table:table-cell table:style-name="Table1.A2" office:value-type="string">
            <text:p text:style-name="P4">close the connection</text:p>
          </table:table-cell>
          <table:table-cell table:style-name="Table1.C2" office:value-type="string">
            <text:p text:style-name="P4">All requests will fail until open() is called</text:p>
          </table:table-cell>
        </table:table-row>
        <table:table-row table:style-name="TableLine94503506629424">
          <table:table-cell table:style-name="Table1.A2" office:value-type="string">
            <text:p text:style-name="P12">delete()</text:p>
          </table:table-cell>
          <table:table-cell table:style-name="Table1.A2" office:value-type="string">
            <text:p text:style-name="P14">DELETE </text:p>
          </table:table-cell>
          <table:table-cell table:style-name="Table1.C2" office:value-type="string">
            <text:p text:style-name="P14">Use current host</text:p>
          </table:table-cell>
        </table:table-row>
        <table:table-row table:style-name="TableLine94503478239728">
          <table:table-cell table:style-name="Table1.A2" office:value-type="string">
            <text:p text:style-name="P9"><text:span text:style-name="T15">delete(</text:span><text:span text:style-name="T16">parameters.)</text:span></text:p>
            <text:p text:style-name="P3"/>
          </table:table-cell>
          <table:table-cell table:style-name="Table1.A2" office:value-type="string">
            <text:p text:style-name="P14">DELETE</text:p>
          </table:table-cell>
          <table:table-cell table:style-name="Table1.C2" office:value-type="string">
            <text:p text:style-name="P14">Use current host, add parameters</text:p>
          </table:table-cell>
        </table:table-row>
        <table:table-row table:style-name="TableLine94503519981184">
          <table:table-cell table:style-name="Table1.A2" office:value-type="string">
            <text:p text:style-name="P9"><text:span text:style-name="T15">delete(</text:span><text:span text:style-name="T16">uri_path, parameters.)</text:span></text:p>
          </table:table-cell>
          <table:table-cell table:style-name="Table1.A2" office:value-type="string">
            <text:p text:style-name="P14">DELETE</text:p>
          </table:table-cell>
          <table:table-cell table:style-name="Table1.C2" office:value-type="string">
            <text:p text:style-name="P14">Append uri_path to host, add parameters</text:p>
          </table:table-cell>
        </table:table-row>
        <table:table-row table:style-name="TableLine94503495678352">
          <table:table-cell table:style-name="Table1.A2" office:value-type="string">
            <text:p text:style-name="P8">get()</text:p>
          </table:table-cell>
          <table:table-cell table:style-name="Table1.A2" office:value-type="string">
            <text:p text:style-name="P4"><text:span text:style-name="T15">GET</text:span> </text:p>
          </table:table-cell>
          <table:table-cell table:style-name="Table1.C2" office:value-type="string">
            <text:p text:style-name="P14">Use current host</text:p>
          </table:table-cell>
        </table:table-row>
        <table:table-row table:style-name="TableLine94503510709920">
          <table:table-cell table:style-name="Table1.A2" office:value-type="string">
            <text:p text:style-name="P8">get(<text:span text:style-name="T1">parameters.</text:span>)</text:p>
          </table:table-cell>
          <table:table-cell table:style-name="Table1.A2" office:value-type="string">
            <text:p text:style-name="P4"><text:span text:style-name="T15">GET</text:span> </text:p>
          </table:table-cell>
          <table:table-cell table:style-name="Table1.C2" office:value-type="string">
            <text:p text:style-name="P4"><text:span text:style-name="T15">Use host, add </text:span>parameters. is a stem</text:p>
          </table:table-cell>
        </table:table-row>
        <table:table-row table:style-name="TableLine94503509804576">
          <table:table-cell table:style-name="Table1.A2" office:value-type="string">
            <text:p text:style-name="P8">get(<text:span text:style-name="T1">uri_path, parameters.</text:span>)</text:p>
          </table:table-cell>
          <table:table-cell table:style-name="Table1.A2" office:value-type="string">
            <text:p text:style-name="P4"><text:span text:style-name="T15">GET</text:span> </text:p>
          </table:table-cell>
          <table:table-cell table:style-name="Table1.C2" office:value-type="string">
            <text:p text:style-name="P14">Append path_uri to host, use parameters</text:p>
          </table:table-cell>
        </table:table-row>
        <table:table-row table:style-name="TableLine94503524972656">
          <table:table-cell table:style-name="Table1.A2" office:value-type="string">
            <text:p text:style-name="P8">headers<text:span text:style-name="T1">()</text:span></text:p>
          </table:table-cell>
          <table:table-cell table:style-name="Table1.A2" office:value-type="string">
            <text:p text:style-name="P4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504096928">
          <table:table-cell table:style-name="Table1.A2" office:value-type="string">
            <text:p text:style-name="P5">header<text:span text:style-name="T14">s</text:span>(arg.)</text:p>
          </table:table-cell>
          <table:table-cell table:style-name="Table1.A2" office:value-type="string">
            <text:p text:style-name="P4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497099408">
          <table:table-cell table:style-name="Table1.A2" office:value-type="string">
            <text:p text:style-name="P5">host()</text:p>
          </table:table-cell>
          <table:table-cell table:style-name="Table1.A2" office:value-type="string">
            <text:p text:style-name="P4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521023488">
          <table:table-cell table:style-name="Table1.A2" office:value-type="string">
            <text:p text:style-name="P5">host(host_name)</text:p>
          </table:table-cell>
          <table:table-cell table:style-name="Table1.A2" office:value-type="string">
            <text:p text:style-name="P4">s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503297264">
          <table:table-cell table:style-name="Table1.A2" office:value-type="string">
            <text:p text:style-name="P5">is_open()</text:p>
          </table:table-cell>
          <table:table-cell table:style-name="Table1.A2" office:value-type="string">
            <text:p text:style-name="P4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503297264">
          <table:table-cell table:style-name="Table1.A2" office:value-type="string">
            <text:p text:style-name="P25">is_json(response.)</text:p>
          </table:table-cell>
          <table:table-cell table:style-name="Table1.A2" office:value-type="string">
            <text:p text:style-name="P26">Is the response content of type JSON?</text:p>
          </table:table-cell>
          <table:table-cell table:style-name="Table1.C2" office:value-type="string">
            <text:p text:style-name="P26">This and is_text accept either the response or just the headers.</text:p>
          </table:table-cell>
        </table:table-row>
        <text:soft-page-break/>
        <table:table-row table:style-name="TableLine94503503297264">
          <table:table-cell table:style-name="Table1.A2" office:value-type="string">
            <text:p text:style-name="P25">is_text(response.)</text:p>
          </table:table-cell>
          <table:table-cell table:style-name="Table1.A2" office:value-type="string">
            <text:p text:style-name="P26">Is the response content of type text?</text:p>
          </table:table-cell>
          <table:table-cell table:style-name="Table1.C2" office:value-type="string">
            <text:p text:style-name="P26">This does not include JSON since there is a separate method for that. </text:p>
          </table:table-cell>
        </table:table-row>
        <table:table-row table:style-name="TableLine94503501124208">
          <table:table-cell table:style-name="Table1.A2" office:value-type="string">
            <text:p text:style-name="P5">open()</text:p>
          </table:table-cell>
          <table:table-cell table:style-name="Table1.A2" office:value-type="string">
            <text:p text:style-name="P4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523446720">
          <table:table-cell table:style-name="Table1.A2" office:value-type="string">
            <text:p text:style-name="P10">open(insecure)</text:p>
          </table:table-cell>
          <table:table-cell table:style-name="Table1.A2" office:value-type="string">
            <text:p text:style-name="P11">open a new, insecure connection</text:p>
          </table:table-cell>
          <table:table-cell table:style-name="Table1.C2" office:value-type="string">
            <text:p text:style-name="P11">insecure is a boolean, which if <text:span text:style-name="T9">true </text:span><text:span text:style-name="T11">will turn off security for SSL. Default is </text:span><text:span text:style-name="T9">false</text:span><text:span text:style-name="T11">.</text:span></text:p>
          </table:table-cell>
        </table:table-row>
        <table:table-row table:style-name="TableLine94503496489200">
          <table:table-cell table:style-name="Table1.A2" office:value-type="string">
            <text:p text:style-name="P12">post(arg | arg.)</text:p>
          </table:table-cell>
          <table:table-cell table:style-name="Table1.A2" office:value-type="string">
            <text:p text:style-name="P14">POST </text:p>
          </table:table-cell>
          <table:table-cell table:style-name="Table1.C2" office:value-type="string">
            <text:p text:style-name="P14">Payload maybe a string or a stem. </text:p>
          </table:table-cell>
        </table:table-row>
        <table:table-row table:style-name="TableLine94503478311792">
          <table:table-cell table:style-name="Table1.A2" office:value-type="string">
            <text:p text:style-name="P13">post(<text:span text:style-name="T17">uri_path, </text:span>arg | arg.)</text:p>
          </table:table-cell>
          <table:table-cell table:style-name="Table1.A2" office:value-type="string">
            <text:p text:style-name="P15">POST</text:p>
          </table:table-cell>
          <table:table-cell table:style-name="Table1.C2" office:value-type="string">
            <text:p text:style-name="P15">Append uri_path to host, send payload</text:p>
          </table:table-cell>
        </table:table-row>
        <table:table-row table:style-name="TableLine94503512548864">
          <table:table-cell table:style-name="Table1.A2" office:value-type="string">
            <text:p text:style-name="P12">put(arg | arg.)</text:p>
          </table:table-cell>
          <table:table-cell table:style-name="Table1.A2" office:value-type="string">
            <text:p text:style-name="P14">PUT </text:p>
          </table:table-cell>
          <table:table-cell table:style-name="Table1.C2" office:value-type="string">
            <text:p text:style-name="P15">Payload may be a string or stem</text:p>
          </table:table-cell>
        </table:table-row>
        <table:table-row table:style-name="TableLine94503476773504">
          <table:table-cell table:style-name="Table1.A2" office:value-type="string">
            <text:p text:style-name="P13">put(<text:span text:style-name="T17">uri_path, </text:span>arg | arg.)</text:p>
          </table:table-cell>
          <table:table-cell table:style-name="Table1.A2" office:value-type="string">
            <text:p text:style-name="P15">PUT</text:p>
          </table:table-cell>
          <table:table-cell table:style-name="Table1.C2" office:value-type="string">
            <text:p text:style-name="P15">Append uri_path to host, send payload</text:p>
          </table:table-cell>
        </table:table-row>
      </table:table>
      <text:p text:style-name="Text_20_body"/>
      <text:p text:style-name="P17">Get returns a stem with entries for status, content and any returned headers.</text:p>
      <text:h text:style-name="Heading_20_2" text:outline-level="2">Typical examples</text:h>
      <text:p text:style-name="P16">Assuming you have loaded the above, open up a connection and get </text:p>
      <text:p text:style-name="P16"/>
      <text:p text:style-name="P21"><text:s text:c="4"/>jload(info().'lib'.'tools'.'http')</text:p>
      <text:p text:style-name="P1"><text:span text:style-name="T2">http</text:span><text:line-break/><text:bookmark-start text:name="__DdeLink__285_2369907032"/> <text:s text:c="3"/>http#host('https://didact-patto.dev.umccr.org/api/visa') ;<text:line-break/> <text:s text:c="3"/>http#open();<text:bookmark-end text:name="__DdeLink__285_2369907032"/>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Preformatted_20_Text"><text:soft-page-break/><text:s text:c="3"/><text:span text:style-name="T20">is_json(z.)</text:span></text:p>
      <text:p text:style-name="P22">true</text:p>
      <text:p text:style-name="Text_20_body"/>
      <text:p text:style-name="P2">So we see the various components of the response, z.:</text:p>
      <text:p text:style-name="P2"/>
      <text:list xml:id="list3421353283" text:style-name="L1">
        <text:list-item>
          <text:p text:style-name="P24"><text:span text:style-name="T3">headers.</text:span> - A stem of the headers, where the key is the name of the header and the value is its value <text:span text:style-name="T7">(as a string, so </text:span><text:span text:style-name="T5">Content-Length</text:span><text:span text:style-name="T7"> is not a number).</text:span></text:p>
        </text:list-item>
        <text:list-item>
          <text:p text:style-name="P23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 </text:span><text:span text:style-name="T20">The </text:span><text:span text:style-name="T22">is_json</text:span><text:span text:style-name="T20"> function tell you if the content type was JSON.</text:span></text:p>
        </text:list-item>
        <text:list-item>
          <text:p text:style-name="P23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7">status code</text:span></text:a><text:span text:style-name="T7"> and the message from the server. Anything other than something in the 200 range is an error.</text:span></text:p>
        </text:list-item>
      </text:list>
      <text:p text:style-name="P2"/>
      <text:p text:style-name="Standard"><text:span text:style-name="T12">Note that there are other options for </text:span><text:span text:style-name="T4">content. </text:span><text:span text:style-name="T12">but it will always be an array. For instance, from other servers it may be the lines in the body of the response if the </text:span><text:span text:style-name="T6">Content-Type</text:span><text:span text:style-name="T12"> <text:s/>is </text:span><text:span text:style-name="T6">form_encoding</text:span><text:span text:style-name="T13">.</text:span> <text:span text:style-name="T12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3-07-10T10:28:49.998981403</dc:date>
    <meta:editing-duration>P27DT22H18M48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3" meta:paragraph-count="104" meta:word-count="521" meta:character-count="3566" meta:non-whitespace-character-count="3064"/>
  </office:meta>
</office:document-meta>
</file>